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toolbar/textobjectbar.xml" manifest:media-type=""/>
  <manifest:file-entry manifest:full-path="Configurations2/toolbar/standardbar.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JetBrains Mono1" svg:font-family="'JetBrains Mono'"/>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2" style:family="table">
      <style:table-properties style:width="17.59cm" table:align="margins"/>
    </style:style>
    <style:style style:name="Tabelle2.A" style:family="table-column">
      <style:table-column-properties style:column-width="17.59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 fo:font-size="10pt" officeooo:rsid="0027c86b" officeooo:paragraph-rsid="0027c86b" style:font-size-asian="10pt" style:font-size-complex="10pt"/>
    </style:style>
    <style:style style:name="P2" style:family="paragraph" style:parent-style-name="Frame_20_contents">
      <style:paragraph-properties fo:text-align="start" style:justify-single-word="false"/>
      <style:text-properties style:font-name="Arial" fo:font-size="10pt" officeooo:rsid="001fbdc9" officeooo:paragraph-rsid="001fbdc9" style:font-size-asian="10pt" style:font-size-complex="10pt"/>
    </style:style>
    <style:style style:name="P3" style:family="paragraph" style:parent-style-name="Standard">
      <style:text-properties officeooo:rsid="001d71b1" officeooo:paragraph-rsid="001d71b1"/>
    </style:style>
    <style:style style:name="P4" style:family="paragraph" style:parent-style-name="Standard">
      <style:paragraph-properties fo:text-align="center" style:justify-single-word="false"/>
      <style:text-properties officeooo:rsid="001d71b1" officeooo:paragraph-rsid="001d71b1"/>
    </style:style>
    <style:style style:name="P5" style:family="paragraph" style:parent-style-name="Standard">
      <style:paragraph-properties fo:text-align="start" style:justify-single-word="false"/>
      <style:text-properties fo:font-weight="bold" officeooo:rsid="00213065" officeooo:paragraph-rsid="00213065" style:font-weight-asian="bold" style:font-weight-complex="bold"/>
    </style:style>
    <style:style style:name="P6" style:family="paragraph" style:parent-style-name="Standard">
      <style:paragraph-properties fo:text-align="center" style:justify-single-word="false"/>
      <style:text-properties fo:font-size="14pt" fo:font-weight="bold" officeooo:rsid="001d71b1" officeooo:paragraph-rsid="001d71b1"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2pt" officeooo:rsid="001d71b1" officeooo:paragraph-rsid="001d71b1" style:font-size-asian="1.75pt" style:font-size-complex="2pt"/>
    </style:style>
    <style:style style:name="P8" style:family="paragraph" style:parent-style-name="Standard">
      <style:paragraph-properties fo:text-align="start" style:justify-single-word="false"/>
      <style:text-properties fo:font-size="12pt" fo:font-weight="bold" officeooo:rsid="001f6427" officeooo:paragraph-rsid="001f642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fbdc9" officeooo:paragraph-rsid="001fbdc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d71b1" officeooo:paragraph-rsid="001d71b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6427" officeooo:paragraph-rsid="001f6427"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1f6427" officeooo:paragraph-rsid="001f64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6427" officeooo:paragraph-rsid="001fbdc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bdc9" officeooo:paragraph-rsid="001fbdc9"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213065" officeooo:paragraph-rsid="0021306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d71b1" officeooo:paragraph-rsid="001f6427" fo:background-color="#00000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d71b1" officeooo:paragraph-rsid="001f6427" fo:background-color="transparent" style:font-size-asian="10.5pt" style:font-weight-asian="normal" style:font-size-complex="12pt" style:font-weight-complex="normal"/>
    </style:style>
    <style:style style:name="P18" style:family="paragraph" style:parent-style-name="Standard">
      <loext:graphic-properties draw:fill="solid" draw:fill-color="#000000" draw:opacity="100%"/>
      <style:paragraph-properties fo:text-align="start" style:justify-single-word="false" fo:background-color="#000000"/>
      <style:text-properties fo:font-size="12pt" fo:font-weight="normal" officeooo:rsid="001d71b1" officeooo:paragraph-rsid="001fbdc9" fo:background-color="transparent" style:font-size-asian="10.5pt" style:font-weight-asian="normal" style:font-size-complex="12pt" style:font-weight-complex="normal"/>
    </style:style>
    <style:style style:name="P19" style:family="paragraph" style:parent-style-name="Standard">
      <loext:graphic-properties draw:fill="solid" draw:fill-color="#000000" draw:opacity="100%"/>
      <style:paragraph-properties fo:text-align="start" style:justify-single-word="false" fo:background-color="#000000"/>
      <style:text-properties fo:font-size="12pt" fo:font-weight="normal" officeooo:rsid="001d71b1" officeooo:paragraph-rsid="00213065"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weight="normal" officeooo:rsid="0027c86b" officeooo:paragraph-rsid="0027c86b" style:font-weight-asian="normal" style:font-weight-complex="normal"/>
    </style:style>
    <style:style style:name="P21" style:family="paragraph" style:parent-style-name="Standard">
      <style:paragraph-properties fo:text-align="start" style:justify-single-word="false"/>
      <style:text-properties officeooo:paragraph-rsid="00213065"/>
    </style:style>
    <style:style style:name="P22" style:family="paragraph" style:parent-style-name="Standard" style:list-style-name="L2">
      <style:paragraph-properties fo:text-align="start" style:justify-single-word="false"/>
      <style:text-properties officeooo:paragraph-rsid="00213065"/>
    </style:style>
    <style:style style:name="P23" style:family="paragraph" style:parent-style-name="Standard">
      <style:paragraph-properties fo:text-align="start" style:justify-single-word="false"/>
      <style:text-properties officeooo:rsid="0023d3e5" officeooo:paragraph-rsid="0023d3e5"/>
    </style:style>
    <style:style style:name="P24" style:family="paragraph" style:parent-style-name="Standard" style:list-style-name="L3">
      <style:paragraph-properties fo:text-align="start" style:justify-single-word="false"/>
      <style:text-properties officeooo:rsid="0023d3e5" officeooo:paragraph-rsid="00256c82"/>
    </style:style>
    <style:style style:name="P25" style:family="paragraph" style:parent-style-name="Standard" style:list-style-name="L3">
      <style:paragraph-properties fo:text-align="start" style:justify-single-word="false"/>
      <style:text-properties officeooo:rsid="00256c82" officeooo:paragraph-rsid="00256c82"/>
    </style:style>
    <style:style style:name="P26" style:family="paragraph" style:parent-style-name="Standard" style:list-style-name="L3">
      <style:paragraph-properties fo:text-align="start" style:justify-single-word="false"/>
      <style:text-properties officeooo:rsid="00256c82" officeooo:paragraph-rsid="00274447"/>
    </style:style>
    <style:style style:name="P27" style:family="paragraph" style:parent-style-name="Standard">
      <style:paragraph-properties fo:text-align="start" style:justify-single-word="false"/>
      <style:text-properties officeooo:rsid="00256c82" officeooo:paragraph-rsid="00256c82"/>
    </style:style>
    <style:style style:name="P28" style:family="paragraph" style:parent-style-name="Standard" style:list-style-name="L3">
      <style:paragraph-properties fo:text-align="start" style:justify-single-word="false"/>
      <style:text-properties officeooo:rsid="00274447" officeooo:paragraph-rsid="00274447"/>
    </style:style>
    <style:style style:name="P29" style:family="paragraph" style:parent-style-name="Standard">
      <style:paragraph-properties fo:text-align="start" style:justify-single-word="false"/>
      <style:text-properties officeooo:rsid="00274447" officeooo:paragraph-rsid="00274447"/>
    </style:style>
    <style:style style:name="P30" style:family="paragraph" style:parent-style-name="Standard">
      <style:paragraph-properties fo:text-align="start" style:justify-single-word="false"/>
      <style:text-properties fo:font-size="10pt" officeooo:rsid="00256c82" officeooo:paragraph-rsid="00256c82" style:font-size-asian="10pt" style:font-size-complex="10pt"/>
    </style:style>
    <style:style style:name="P31" style:family="paragraph" style:parent-style-name="Standard">
      <style:paragraph-properties fo:text-align="start" style:justify-single-word="false"/>
      <style:text-properties fo:font-size="10pt" officeooo:rsid="002a182c" officeooo:paragraph-rsid="002a182c" style:font-size-asian="10pt" style:font-size-complex="10pt"/>
    </style:style>
    <style:style style:name="P32" style:family="paragraph" style:parent-style-name="Standard">
      <style:paragraph-properties fo:text-align="start" style:justify-single-word="false" fo:padding-left="0cm" fo:padding-right="0cm" fo:padding-top="0cm" fo:padding-bottom="0.074cm" fo:border-left="none" fo:border-right="none" fo:border-top="none" fo:border-bottom="0.99pt solid #000000" style:join-border="false"/>
      <style:text-properties fo:font-size="12pt" fo:font-weight="normal" officeooo:rsid="001f6427" officeooo:paragraph-rsid="001f6427" style:font-size-asian="10.5pt" style:font-weight-asian="normal" style:font-size-complex="12pt" style:font-weight-complex="normal"/>
    </style:style>
    <style:style style:name="P33" style:family="paragraph" style:parent-style-name="Standard">
      <style:paragraph-properties fo:text-align="start" style:justify-single-word="false" fo:padding-left="0cm" fo:padding-right="0cm" fo:padding-top="0cm" fo:padding-bottom="0.074cm" fo:border-left="none" fo:border-right="none" fo:border-top="none" fo:border-bottom="0.99pt solid #000000" style:join-border="false"/>
      <style:text-properties officeooo:rsid="00256c82" officeooo:paragraph-rsid="00256c82"/>
    </style:style>
    <style:style style:name="P34" style:family="paragraph" style:parent-style-name="Standard">
      <style:paragraph-properties fo:text-align="start" style:justify-single-word="false" fo:break-before="page"/>
      <style:text-properties fo:font-size="12pt" fo:font-weight="bold" officeooo:rsid="001fbdc9" officeooo:paragraph-rsid="001fbdc9" style:font-size-asian="10.5pt" style:font-weight-asian="bold" style:font-size-complex="12pt" style:font-weight-complex="bold"/>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officeooo:paragraph-rsid="0027c86b" style:font-size-asian="10pt" style:font-size-complex="10pt"/>
    </style:style>
    <style:style style:name="P37" style:family="paragraph" style:parent-style-name="Table_20_Contents">
      <style:paragraph-properties fo:text-align="start" style:justify-single-word="false"/>
      <style:text-properties fo:font-size="10pt" officeooo:rsid="0027c86b" officeooo:paragraph-rsid="0027c86b" style:font-size-asian="10pt" style:font-size-complex="10pt"/>
    </style:style>
    <style:style style:name="P38" style:family="paragraph" style:parent-style-name="Table_20_Contents">
      <style:paragraph-properties fo:text-align="start" style:justify-single-word="false"/>
      <style:text-properties fo:font-size="10pt" officeooo:rsid="0027c86b" officeooo:paragraph-rsid="0028c05f" style:font-size-asian="10pt" style:font-size-complex="10pt"/>
    </style:style>
    <style:style style:name="P39"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officeooo:rsid="0027c86b" officeooo:paragraph-rsid="0027c86b" style:font-size-asian="10pt" style:font-size-complex="10pt"/>
    </style:style>
    <style:style style:name="P40"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officeooo:rsid="0027c86b" officeooo:paragraph-rsid="0028c05f" style:font-size-asian="10pt" style:font-size-complex="10pt"/>
    </style:style>
    <style:style style:name="P41" style:family="paragraph" style:parent-style-name="Table_20_Contents">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officeooo:paragraph-rsid="0027c86b" style:font-size-asian="10pt" style:font-size-complex="10pt"/>
    </style:style>
    <style:style style:name="P42" style:family="paragraph">
      <style:paragraph-properties fo:text-align="center"/>
    </style:style>
    <style:style style:name="P43" style:family="paragraph">
      <style:text-properties style:font-name="Arial" fo:font-size="10pt" style:font-size-asian="10pt" style:font-size-complex="10pt"/>
    </style:style>
    <style:style style:name="P44" style:family="paragraph">
      <style:paragraph-properties fo:text-align="center"/>
      <style:text-properties style:font-name="Arial"/>
    </style:style>
    <style:style style:name="P45" style:family="paragraph">
      <loext:graphic-properties draw:fill="none" draw:fill-color="#ffffff"/>
      <style:text-properties style:font-name="Arial" fo:font-size="8pt" style:font-size-asian="8pt" style:font-size-complex="8pt"/>
    </style:style>
    <style:style style:name="T1" style:family="text">
      <style:text-properties fo:color="#a9b7c6" loext:opacity="100%" style:font-name="JetBrains Mono" fo:font-size="10pt" fo:font-style="normal" style:font-size-asian="10pt" style:font-style-asian="normal"/>
    </style:style>
    <style:style style:name="T2" style:family="text">
      <style:text-properties fo:color="#a9b7c6" loext:opacity="100%" style:font-name="JetBrains Mono" fo:font-size="10pt" fo:font-style="normal" officeooo:rsid="00213065" style:font-size-asian="10pt" style:font-style-asian="normal"/>
    </style:style>
    <style:style style:name="T3" style:family="text">
      <style:text-properties fo:color="#cc7832" loext:opacity="100%" style:font-name="JetBrains Mono" fo:font-size="10pt" fo:font-style="normal" style:font-size-asian="10pt" style:font-style-asian="normal"/>
    </style:style>
    <style:style style:name="T4" style:family="text">
      <style:text-properties fo:color="#8888c6" loext:opacity="100%" style:font-name="JetBrains Mono" fo:font-size="10pt" fo:font-style="normal" style:font-size-asian="10pt" style:font-style-asian="normal"/>
    </style:style>
    <style:style style:name="T5" style:family="text">
      <style:text-properties fo:color="#8888c6" loext:opacity="100%" style:font-name="JetBrains Mono" fo:font-size="10pt" fo:font-style="normal" officeooo:rsid="00213065" style:font-size-asian="10pt" style:font-style-asian="normal"/>
    </style:style>
    <style:style style:name="T6" style:family="text">
      <style:text-properties fo:color="#6a8759" loext:opacity="100%" style:font-name="JetBrains Mono" fo:font-size="10pt" fo:font-style="normal" style:font-size-asian="10pt" style:font-style-asian="normal"/>
    </style:style>
    <style:style style:name="T7" style:family="text">
      <style:text-properties fo:color="#6a8759" loext:opacity="100%" style:font-name="JetBrains Mono" fo:font-size="10pt" fo:font-style="normal" officeooo:rsid="001f6427" style:font-size-asian="10pt" style:font-style-asian="normal"/>
    </style:style>
    <style:style style:name="T8" style:family="text">
      <style:text-properties officeooo:rsid="001fbdc9"/>
    </style:style>
    <style:style style:name="T9" style:family="text">
      <style:text-properties fo:font-weight="bold" officeooo:rsid="001fbdc9" style:font-weight-asian="bold"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13065" style:font-size-asian="10.5pt" style:font-weight-asian="normal" style:font-size-complex="12pt" style:font-weight-complex="normal"/>
    </style:style>
    <style:style style:name="T12" style:family="text">
      <style:text-properties fo:font-size="12pt" fo:font-weight="normal" officeooo:rsid="00256c82" style:font-size-asian="10.5pt" style:font-weight-asian="normal" style:font-size-complex="12pt" style:font-weight-complex="normal"/>
    </style:style>
    <style:style style:name="T13" style:family="text">
      <style:text-properties fo:font-size="12pt" fo:font-weight="normal" officeooo:rsid="00274447" style:font-size-asian="10.5pt" style:font-weight-asian="normal" style:font-size-complex="12pt" style:font-weight-complex="normal"/>
    </style:style>
    <style:style style:name="T14" style:family="text">
      <style:text-properties fo:font-size="12pt" style:font-size-asian="10.5pt" style:font-size-complex="12pt"/>
    </style:style>
    <style:style style:name="T15" style:family="text">
      <style:text-properties fo:font-size="12pt" fo:font-weight="bold" style:font-size-asian="10.5pt" style:font-weight-asian="bold" style:font-size-complex="12pt" style:font-weight-complex="bold"/>
    </style:style>
    <style:style style:name="T16" style:family="text">
      <style:text-properties fo:font-size="12pt" fo:font-weight="bold" officeooo:rsid="0028c05f" style:font-size-asian="10.5pt" style:font-weight-asian="bold" style:font-size-complex="12pt" style:font-weight-complex="bold"/>
    </style:style>
    <style:style style:name="T17" style:family="text">
      <style:text-properties fo:color="#c9211e" loext:opacity="100%" style:font-name="JetBrains Mono1" fo:font-size="12pt" fo:font-weight="normal" officeooo:rsid="00213065" style:font-size-asian="10.5pt" style:font-weight-asian="normal" style:font-size-complex="12pt" style:font-weight-complex="normal"/>
    </style:style>
    <style:style style:name="T18" style:family="text">
      <style:text-properties fo:color="#6897bb" loext:opacity="100%" style:font-name="JetBrains Mono" fo:font-size="10pt" fo:font-style="normal" style:font-size-asian="10pt" style:font-style-asian="normal"/>
    </style:style>
    <style:style style:name="T19" style:family="text">
      <style:text-properties officeooo:rsid="0027c86b"/>
    </style:style>
    <style:style style:name="T20" style:family="text">
      <style:text-properties officeooo:rsid="0028c05f"/>
    </style:style>
    <style:style style:name="T21" style:family="text">
      <style:text-properties fo:font-weight="normal" style:font-weight-asian="normal" style:font-weight-complex="normal"/>
    </style:style>
    <style:style style:name="T22" style:family="text">
      <style:text-properties fo:font-weight="normal" officeooo:rsid="00274447" style:font-weight-asian="normal" style:font-weight-complex="normal"/>
    </style:style>
    <style:style style:name="T23" style:family="text">
      <style:text-properties style:font-name="Arial" fo:font-size="10pt" style:font-size-asian="10pt" style:font-size-complex="10pt"/>
    </style:style>
    <style:style style:name="T24" style:family="text">
      <style:text-properties style:font-name="Arial" fo:font-size="8pt" style:font-size-asian="8pt" style:font-size-complex="8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background-color="#000000" draw:fill="solid" draw:fill-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323cm" fo:min-width="2.98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037cm" fo:min-width="1.22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 1 – Dri /Mat <text:tab/><text:tab/><text:tab/><text:tab/><text:tab/><text:tab/><text:tab/><text:tab/> <text:s text:c="4"/>28. <text:span text:style-name="T20">und 29. </text:span>Oktober 2020</text:p>
      <text:p text:style-name="P3"/>
      <text:p text:style-name="P4">Wiederholung: </text:p>
      <text:p text:style-name="P7"/>
      <text:p text:style-name="P7"/>
      <text:p text:style-name="P6">While-Schleife</text:p>
      <text:p text:style-name="P6"/>
      <text:p text:style-name="P10">Vor den Ferien haben Sie sich bereits erfolgreich an der Anwendung der While Schleife ausprobiert. Sie erinnern sich:</text:p>
      <text:p text:style-name="P10"/>
      <text:p text:style-name="P8">Erstens: <text:span text:style-name="T8">Verständnis</text:span></text:p>
      <text:p text:style-name="P10"/>
      <text:p text:style-name="P10"><draw:frame draw:style-name="fr2" draw:name="Rahmen1" text:anchor-type="paragraph" svg:width="20.251cm" draw:z-index="0"><draw:text-box fo:min-height="3.457cm"><text:p text:style-name="P17"><text:span text:style-name="T1">Bedingung = </text:span><text:span text:style-name="T3">True</text:span><text:line-break/><text:line-break/><text:span text:style-name="T3">while </text:span><text:span text:style-name="T1">Bedingung:</text:span><text:line-break/><text:span text:style-name="T1"> <text:s text:c="3"/></text:span><text:span text:style-name="T4">print</text:span><text:span text:style-name="T1">(</text:span><text:span text:style-name="T6">"So</text:span><text:span text:style-name="T7">l</text:span><text:span text:style-name="T6">ange die Variable </text:span><text:span text:style-name="T7">vom Typ bool </text:span><text:span text:style-name="T6">den Wahrheitswert ‚wahr’ hat, wird diese Zeile geschrieben"</text:span><text:span text:style-name="T1">)</text:span><text:line-break/><text:span text:style-name="T1"> <text:s text:c="3"/>Bedingung = </text:span><text:span text:style-name="T3">False</text:span></text:p><text:p text:style-name="P16"/></draw:text-box></draw:frame></text:p>
      <text:p text:style-name="P10"/>
      <text:p text:style-name="P11">Verständnisfragen:</text:p>
      <text:p text:style-name="P11"/>
      <text:list xml:id="list1746509916" text:style-name="L1">
        <text:list-item>
          <text:p text:style-name="P12">Welche Werte kann eine Variable vom Typ Bool annehmen?</text:p>
        </text:list-item>
        <text:list-item>
          <text:p text:style-name="P12">Wie oft wird in obigen Programm die Nachricht ausgegeben, bevor das Programm endet?</text:p>
        </text:list-item>
        <text:list-item>
          <text:p text:style-name="P12">Was würde passieren, wenn man die letzte Zeile nicht in das Programm schreibt?</text:p>
        </text:list-item>
        <text:list-item>
          <text:p text:style-name="P12">Was würde passieren, wenn man die letzte Zeile nicht einrückt?</text:p>
        </text:list-item>
      </text:list>
      <text:p text:style-name="P11"/>
      <text:p text:style-name="P32"/>
      <text:p text:style-name="P11"/>
      <text:p text:style-name="P9"><draw:frame draw:style-name="fr1" draw:name="Rahmen2" text:anchor-type="paragraph" svg:x="10.58cm" svg:y="0.203cm" svg:width="6.862cm" draw:z-index="1"><draw:text-box fo:min-height="7.855cm"><text:p text:style-name="P2"><draw:line text:anchor-type="paragraph" draw:z-index="2" draw:name="Form1" draw:style-name="gr1" draw:text-style-name="P42" svg:x1="3.141cm" svg:y1="1.208cm" svg:x2="3.155cm" svg:y2="2.192cm"><text:p/></draw:line><draw:frame text:anchor-type="paragraph" draw:z-index="3" draw:name="Form2" draw:style-name="gr5" draw:text-style-name="P45" svg:width="5.1cm" svg:height="0.652cm" svg:x="0.893cm" svg:y="0.796cm"><draw:text-box><text:p><text:span text:style-name="T24">P</text:span><text:span text:style-name="T24">r</text:span><text:span text:style-name="T24">o</text:span><text:span text:style-name="T24">g</text:span><text:span text:style-name="T24">r</text:span><text:span text:style-name="T24">a</text:span><text:span text:style-name="T24">m</text:span><text:span text:style-name="T24">m</text:span><text:span text:style-name="T24"> </text:span><text:span text:style-name="T24">l</text:span><text:span text:style-name="T24">ä</text:span><text:span text:style-name="T24">u</text:span><text:span text:style-name="T24">f</text:span><text:span text:style-name="T24">t</text:span><text:span text:style-name="T24"> </text:span><text:span text:style-name="T24">i</text:span><text:span text:style-name="T24">n</text:span><text:span text:style-name="T24"> </text:span><text:span text:style-name="T24">d</text:span><text:span text:style-name="T24">i</text:span><text:span text:style-name="T24">e</text:span><text:span text:style-name="T24"> </text:span><text:span text:style-name="T24">w</text:span><text:span text:style-name="T24">h</text:span><text:span text:style-name="T24">i</text:span><text:span text:style-name="T24">l</text:span><text:span text:style-name="T24">e</text:span><text:span text:style-name="T24">-</text:span><text:span text:style-name="T24">S</text:span><text:span text:style-name="T24">c</text:span><text:span text:style-name="T24">h</text:span><text:span text:style-name="T24">l</text:span><text:span text:style-name="T24">e</text:span><text:span text:style-name="T24">i</text:span><text:span text:style-name="T24">f</text:span><text:span text:style-name="T24">e</text:span></text:p></draw:text-box></draw:frame><draw:custom-shape text:anchor-type="paragraph" draw:z-index="4" draw:name="Form3" draw:style-name="gr4" draw:text-style-name="P44" svg:width="2.454cm" svg:height="2.073cm" svg:x="1.937cm" svg:y="2.207cm"><text:p text:style-name="P42"/><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5" draw:name="Form4_0" draw:style-name="gr1" draw:text-style-name="P42" svg:x1="3.171cm" svg:y1="4.279cm" svg:x2="3.171cm" svg:y2="5.69cm"><text:p/></draw:line><draw:custom-shape text:anchor-type="paragraph" draw:z-index="6" draw:name="Form5" draw:style-name="gr3" draw:text-style-name="P43" svg:width="2.984cm" svg:height="1.324cm" svg:x="1.688cm" svg:y="5.676cm"><text:p text:style-name="P42"><text:span text:style-name="T23">Anweisungen</text:span></text:p><text:p text:style-name="P42"><text:span text:style-name="T23">innerhalb</text:span></text:p><text:p><text:span text:style-name="T23">der while-Schleife</text:span></text:p><draw:enhanced-geometry svg:viewBox="0 0 21600 21600" draw:type="rectangle" draw:enhanced-path="M 0 0 L 21600 0 21600 21600 0 21600 0 0 Z N"/></draw:custom-shape><draw:line text:anchor-type="paragraph" draw:z-index="7" draw:name="Form6" draw:style-name="gr2" draw:text-style-name="P42" svg:x1="1.688cm" svg:y1="6.324cm" svg:x2="0.951cm" svg:y2="6.338cm"><text:p/></draw:line><draw:line text:anchor-type="paragraph" draw:z-index="8" draw:name="Form7" draw:style-name="gr2" draw:text-style-name="P42" svg:x1="0.951cm" svg:y1="6.338cm" svg:x2="0.995cm" svg:y2="3.281cm"><text:p/></draw:line><draw:line text:anchor-type="paragraph" draw:z-index="9" draw:name="Form8" draw:style-name="gr1" draw:text-style-name="P42" svg:x1="0.995cm" svg:y1="3.281cm" svg:x2="1.937cm" svg:y2="3.251cm"><text:p/></draw:line><draw:line text:anchor-type="paragraph" draw:z-index="10" draw:name="Form9" draw:style-name="gr2" draw:text-style-name="P42" svg:x1="4.464cm" svg:y1="3.265cm" svg:x2="5.699cm" svg:y2="3.265cm"><text:p/></draw:line><draw:line text:anchor-type="paragraph" draw:z-index="11" draw:name="Form10" draw:style-name="gr1" draw:text-style-name="P42" svg:x1="5.699cm" svg:y1="3.265cm" svg:x2="5.729cm" svg:y2="7.146cm"><text:p/></draw:line>Flussdiagramm der while-Schleife:</text:p></draw:text-box></draw:frame></text:p>
      <text:p text:style-name="P9"/>
      <text:p text:style-name="P9">Zweitens: Visualisierung</text:p>
      <text:p text:style-name="P11"/>
      <text:p text:style-name="P13">Zur Visualisierung von komplexeren Programmen <text:span text:style-name="T8">verwendet man in der Informatik häufig sogenannte Flussdiagramme.</text:span></text:p>
      <text:p text:style-name="P13"/>
      <text:p text:style-name="P13"><text:span text:style-name="T9">Aufgabe:</text:span><text:span text:style-name="T8"> Beschriften Sie die Pfeile so, dass klar wird, was genau beim Ausführen einer while Schleife abläuft</text:span></text:p>
      <text:p text:style-name="P13"/>
      <text:p text:style-name="P13"/>
      <text:p text:style-name="P11"/>
      <text:p text:style-name="P11"/>
      <text:p text:style-name="P34">Drittens: Formale Syntax</text:p>
      <text:p text:style-name="P14"/>
      <text:p text:style-name="P14">Die while-Schleife ist immer wie folgt aufgebaut:</text:p>
      <text:p text:style-name="P14"/>
      <text:p text:style-name="P18"><text:span text:style-name="T3">while </text:span><text:span text:style-name="T2">Test</text:span><text:span text:style-name="T1">:</text:span><text:line-break/><text:span text:style-name="T1"> <text:s text:c="3"/></text:span><text:span text:style-name="T5">Befehle</text:span></text:p>
      <text:p text:style-name="P14"/>
      <text:list xml:id="list4273363731" text:style-name="L2">
        <text:list-item>
          <text:p text:style-name="P15">Wichtig bei der Syntax ist, dass die Befehle innerhalb der Schleife eingerückt sind. </text:p>
        </text:list-item>
        <text:list-item>
          <text:p text:style-name="P15">Die Anzahl der Befehle innerhalb der Schleife ist beliebig, jedoch immer mindestens 1.</text:p>
        </text:list-item>
        <text:list-item>
          <text:p text:style-name="P15">Der Test, der ausgeführt wird kann ebenfalls simpel oder komplex sein. Das Ergbnis des Tests ist jedoch immer ein Wahrheitswert.</text:p>
        </text:list-item>
        <text:list-item>
          <text:p text:style-name="P22"><text:span text:style-name="T11">Durch das hinzufügen von </text:span><text:span text:style-name="T17">not</text:span><text:span text:style-name="T11"> vor dem Test wird die Schleife solange ausgeführt bis der Test </text:span><text:span text:style-name="T17">nicht</text:span><text:span text:style-name="T11"> wahr ist.</text:span></text:p>
        </text:list-item>
      </text:list>
      <text:p text:style-name="P21"><text:span text:style-name="T11"/></text:p>
      <text:p text:style-name="P5"><text:span text:style-name="T14">Beispiele und Verständnisfragen:</text:span></text:p>
      <text:p text:style-name="P5"><text:span text:style-name="T14"/></text:p>
      <text:p text:style-name="P20"><text:span text:style-name="T14">Erklären Sie zu jedem Programm in ihren eigenen Worten, was es tut und was das Programm ausgibt. Wenn Sie sich unsicher sind geben Sie den Quellcode in Ihren Compiler ein und führen Sie das Programm aus.</text:span></text:p>
      <text:p text:style-name="P5"><text:span text:style-name="T14"/></text:p>
      <table:table table:name="Tabelle1" table:style-name="Tabelle1">
        <table:table-column table:style-name="Tabelle1.A" table:number-columns-repeated="2"/>
        <table:table-row>
          <table:table-cell table:style-name="Tabelle1.A1" office:value-type="string">
            <text:p text:style-name="P35"><draw:frame draw:style-name="fr1" draw:name="Rahmen3" text:anchor-type="paragraph" svg:x="1.106cm" svg:y="0.085cm" svg:width="5.551cm" draw:z-index="15"><draw:text-box fo:min-height="3.002cm"><text:p text:style-name="P19"><text:span text:style-name="T2">i = </text:span><text:span text:style-name="T18">1</text:span><text:line-break/><text:line-break/><text:span text:style-name="T3">while </text:span><text:span text:style-name="T1">i &lt; </text:span><text:span text:style-name="T18">5</text:span><text:span text:style-name="T1">:</text:span><text:line-break/><text:span text:style-name="T1"> <text:s text:c="3"/></text:span><text:span text:style-name="T4">print</text:span><text:span text:style-name="T1">(i)</text:span><text:line-break/><text:span text:style-name="T1"> <text:s text:c="3"/>i = i+</text:span><text:span text:style-name="T18">1</text:span></text:p><text:p text:style-name="P19"><text:span text:style-name="T18"/></text:p><text:p text:style-name="P19"><text:span text:style-name="T5"/></text:p></draw:text-box></draw:frame></text:p>
            <text:p text:style-name="P35"/>
            <text:p text:style-name="P35"/>
            <text:p text:style-name="P35"/>
            <text:p text:style-name="P35"/>
            <text:p text:style-name="P35"/>
            <text:p text:style-name="P35"/>
            <text:p text:style-name="P35"/>
            <text:p text:style-name="P37"/>
            <text:p text:style-name="P37">Was tut das Programm, was gibt es aus?</text:p>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41"/>
          </table:table-cell>
          <table:table-cell table:style-name="Tabelle1.B1" office:value-type="string">
            <text:p text:style-name="P35"><draw:frame draw:style-name="fr1" draw:name="Rahmen4" text:anchor-type="paragraph" svg:x="1.651cm" svg:y="0.078cm" svg:width="5.537cm" draw:z-index="12"><draw:text-box fo:min-height="3.194cm"><text:p text:style-name="P19"><text:span text:style-name="T2">i = </text:span><text:span text:style-name="T18">1</text:span><text:line-break/><text:line-break/><text:span text:style-name="T3">while </text:span><text:span text:style-name="T1">i != </text:span><text:span text:style-name="T18">30</text:span><text:span text:style-name="T1">:</text:span><text:line-break/><text:span text:style-name="T1"> <text:s text:c="3"/></text:span><text:span text:style-name="T4">print</text:span><text:span text:style-name="T1">(i)</text:span><text:line-break/><text:span text:style-name="T1"> <text:s text:c="3"/>i = i+</text:span><text:span text:style-name="T18">1</text:span></text:p><text:p text:style-name="P19"><text:span text:style-name="T18"/></text:p><text:p text:style-name="P19"><text:span text:style-name="T5"/></text:p></draw:text-box></draw:frame></text:p>
            <text:p text:style-name="P35"/>
            <text:p text:style-name="P35"/>
            <text:p text:style-name="P35"/>
            <text:p text:style-name="P35"/>
            <text:p text:style-name="P35"/>
            <text:p text:style-name="P35"/>
            <text:p text:style-name="P35"/>
            <text:p text:style-name="P37"/>
            <text:p text:style-name="P37">Was tut das Programm, was gibt es aus?</text:p>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able:table-cell>
        </table:table-row>
      </table:table>
      <table:table table:name="Tabelle2" table:style-name="Tabelle2">
        <table:table-column table:style-name="Tabelle2.A"/>
        <text:soft-page-break/>
        <table:table-row>
          <table:table-cell table:style-name="Tabelle2.A1" office:value-type="string">
            <text:p text:style-name="P35"><draw:frame draw:style-name="fr1" draw:name="Rahmen6" text:anchor-type="paragraph" svg:x="3.914cm" svg:y="0.123cm" svg:width="10.931cm" draw:z-index="14"><draw:text-box fo:min-height="3.572cm"><text:p text:style-name="P19"><text:span text:style-name="T2">antwort = </text:span><text:span text:style-name="T6">"ja"</text:span><text:line-break/><text:span text:style-name="T1">i = </text:span><text:span text:style-name="T18">1</text:span><text:line-break/><text:line-break/><text:span text:style-name="T3">while not </text:span><text:span text:style-name="T1">antwort </text:span><text:span text:style-name="T3">in </text:span><text:span text:style-name="T1">[</text:span><text:span text:style-name="T6">"nein"</text:span><text:span text:style-name="T3">,</text:span><text:span text:style-name="T6">"Nein"</text:span><text:span text:style-name="T3">,</text:span><text:span text:style-name="T6">"n"</text:span><text:span text:style-name="T3">,</text:span><text:span text:style-name="T6">"N"</text:span><text:span text:style-name="T1">]:</text:span><text:line-break/><text:span text:style-name="T1"> <text:s text:c="3"/></text:span><text:span text:style-name="T4">print</text:span><text:span text:style-name="T1">(i)</text:span><text:line-break/><text:span text:style-name="T1"> <text:s text:c="3"/>antwort = </text:span><text:span text:style-name="T4">input</text:span><text:span text:style-name="T1">(</text:span><text:span text:style-name="T6">"Noch eins? "</text:span><text:span text:style-name="T1">)</text:span><text:line-break/><text:span text:style-name="T1"> <text:s text:c="3"/>i = i+</text:span><text:span text:style-name="T18">1</text:span></text:p><text:p text:style-name="P19"><text:span text:style-name="T5"/></text:p></draw:text-box></draw:frame><text:s/></text:p>
            <text:p text:style-name="P35"/>
            <text:p text:style-name="P35"/>
            <text:p text:style-name="P35"/>
            <text:p text:style-name="P35"/>
            <text:p text:style-name="P35"/>
            <text:p text:style-name="P35"/>
            <text:p text:style-name="P35"/>
            <text:p text:style-name="P35"/>
            <text:p text:style-name="P35"/>
            <text:p text:style-name="P36"><text:span text:style-name="T19">Was tut das Programm, was gibt es aus?</text:span></text:p>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8"/>
            <text:p text:style-name="P40"/>
            <text:p text:style-name="P38"/>
            <text:p text:style-name="P40"/>
            <text:p text:style-name="P38"/>
            <text:p text:style-name="P40"/>
            <text:p text:style-name="P38"/>
            <text:p text:style-name="P40"/>
            <text:p text:style-name="P37"/>
            <text:p text:style-name="P39"/>
            <text:p text:style-name="P36"/>
            <text:p text:style-name="P38"/>
            <text:p text:style-name="P40"/>
            <text:p text:style-name="P38"/>
            <text:p text:style-name="P40"/>
            <text:p text:style-name="P38"/>
            <text:p text:style-name="P40"/>
            <text:p text:style-name="P38"/>
            <text:p text:style-name="P40"/>
            <text:p text:style-name="P38"/>
            <text:p text:style-name="P40"/>
            <text:p text:style-name="P38"/>
            <text:p text:style-name="P40"/>
            <text:p text:style-name="P38"/>
            <text:p text:style-name="P40"/>
            <text:p text:style-name="P38"/>
            <text:p text:style-name="P40"/>
            <text:p text:style-name="P38"/>
          </table:table-cell>
        </table:table-row>
        <text:soft-page-break/>
        <table:table-row>
          <table:table-cell table:style-name="Tabelle2.A2" office:value-type="string">
            <text:p text:style-name="P35"><draw:frame draw:style-name="fr1" draw:name="Rahmen5" text:anchor-type="paragraph" svg:x="3.787cm" svg:y="0.032cm" svg:width="10.931cm" draw:z-index="13"><draw:text-box fo:min-height="3.572cm"><text:p text:style-name="P19"><text:span text:style-name="T2">fertig = </text:span><text:span text:style-name="T6">"null"</text:span><text:line-break/><text:span text:style-name="T1">i = </text:span><text:span text:style-name="T18">0</text:span><text:line-break/><text:line-break/><text:span text:style-name="T3">while </text:span><text:span text:style-name="T1">(fertig != </text:span><text:span text:style-name="T6">"nein" </text:span><text:span text:style-name="T3">and </text:span><text:span text:style-name="T1">i != </text:span><text:span text:style-name="T18">1000</text:span><text:span text:style-name="T1">):</text:span><text:line-break/><text:span text:style-name="T1"> <text:s text:c="3"/>i = i + </text:span><text:span text:style-name="T18">1</text:span><text:line-break/><text:span text:style-name="T18"> <text:s text:c="3"/></text:span><text:span text:style-name="T4">print</text:span><text:span text:style-name="T1">(i)</text:span><text:line-break/><text:span text:style-name="T1"> <text:s text:c="3"/></text:span><text:span text:style-name="T3">if </text:span><text:span text:style-name="T1">i &lt; </text:span><text:span text:style-name="T18">1000</text:span><text:span text:style-name="T1">:</text:span><text:line-break/><text:span text:style-name="T1"> <text:s text:c="7"/>fertig = </text:span><text:span text:style-name="T4">input</text:span><text:span text:style-name="T1">(</text:span><text:span text:style-name="T6">"Noch eins? "</text:span><text:span text:style-name="T1">)</text:span><text:line-break/><text:span text:style-name="T1"> <text:s text:c="3"/></text:span><text:span text:style-name="T3">elif </text:span><text:span text:style-name="T1">i == </text:span><text:span text:style-name="T18">1000</text:span><text:span text:style-name="T1">:</text:span><text:line-break/><text:span text:style-name="T1"> <text:s text:c="7"/></text:span><text:span text:style-name="T4">print</text:span><text:span text:style-name="T1">(</text:span><text:span text:style-name="T6">"Mach deinen Schei* doch alleine! #I'mOuttaHere!"</text:span><text:span text:style-name="T1">)</text:span></text:p><text:p text:style-name="P19"><text:span text:style-name="T5"/></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6"/>
            <text:p text:style-name="P36"/>
            <text:p text:style-name="P36"><text:span text:style-name="T19">Was tut das Programm, was gibt es aus?</text:span></text:p>
            <text:p text:style-name="P37"/>
            <text:p text:style-name="P39"/>
            <text:p text:style-name="P37"/>
            <text:p text:style-name="P39"/>
            <text:p text:style-name="P38"/>
            <text:p text:style-name="P40"/>
            <text:p text:style-name="P38"/>
            <text:p text:style-name="P40"/>
            <text:p text:style-name="P38"/>
            <text:p text:style-name="P40"/>
            <text:p text:style-name="P38"/>
            <text:p text:style-name="P40"/>
            <text:p text:style-name="P38"/>
            <text:p text:style-name="P40"/>
            <text:p text:style-name="P38"/>
            <text:p text:style-name="P40"/>
            <text:p text:style-name="P38"/>
            <text:p text:style-name="P40"/>
            <text:p text:style-name="P38"/>
            <text:p text:style-name="P40"/>
            <text:p text:style-name="P38"/>
            <text:p text:style-name="P39"/>
            <text:p text:style-name="P37"/>
            <text:p text:style-name="P39"/>
            <text:p text:style-name="P37"/>
            <text:p text:style-name="P39"/>
            <text:p text:style-name="P37"/>
            <text:p text:style-name="P39"/>
            <text:p text:style-name="P37"/>
            <text:p text:style-name="P39"/>
            <text:p text:style-name="P37"/>
            <text:p text:style-name="P39"/>
            <text:p text:style-name="P37"/>
            <text:p text:style-name="P39"/>
            <text:p text:style-name="P36"/>
            <text:p text:style-name="P36"/>
          </table:table-cell>
        </table:table-row>
      </table:table>
      <text:p text:style-name="P23"><text:soft-page-break/><text:span text:style-name="T16">V</text:span><text:span text:style-name="T15">iertens: Übungsaufgaben</text:span></text:p>
      <text:p text:style-name="P23"><text:span text:style-name="T10"/></text:p>
      <text:list xml:id="list902147195" text:style-name="L3">
        <text:list-item>
          <text:p text:style-name="P24"><text:span text:style-name="T12">i =1 </text:span></text:p>
          <text:p text:style-name="P24"><text:span text:style-name="T10">Schreiben Sie ein Programm, das </text:span><text:span text:style-name="T12">Sie fragt, wie oft sich die Schleife wiederholen soll. Bei jedem Durchlauf soll der Wert von i ausgegeben werden.</text:span></text:p>
          <text:p text:style-name="P24"><text:span text:style-name="T12">Dann soll zu i der vorherige Wert von i addiert werden.</text:span></text:p>
          <text:p text:style-name="P28"><text:span text:style-name="T12">N</text:span><text:span text:style-name="T10">ach der Schleife soll die Summe ausgegeben werden.</text:span></text:p>
          <text:p text:style-name="P24"><text:span text:style-name="T10"/></text:p>
        </text:list-item>
        <text:list-item>
          <text:p text:style-name="P24"><text:span text:style-name="T10">Schreiben Sie ein Programm, das </text:span><text:span text:style-name="T12">Sie fragt, von welcher </text:span><text:span text:style-name="T13">positiven, ganzen </text:span><text:span text:style-name="T12">Zahl X die F berechnet werden soll.</text:span></text:p>
          <text:p text:style-name="P24"><text:span text:style-name="T12"/></text:p>
          <text:p text:style-name="P26"><text:span text:style-name="T10">Nun soll das Programm von der eingegebenen Zahl X eins abziehen. </text:span><text:span text:style-name="T13">Das Ergebnis nennen wir Y.</text:span></text:p>
          <text:p text:style-name="P26"><text:span text:style-name="T13"/></text:p>
          <text:p text:style-name="P26"><text:span text:style-name="T13">X und Y </text:span><text:span text:style-name="T10">sollen miteinander multipliziert werden. <text:s/>(multiplizieren = mal nehmen)</text:span></text:p>
          <text:p text:style-name="P25"><text:span text:style-name="T10">Das Ergebnis <text:s/></text:span><text:span text:style-name="T13">nennen wir F.</text:span></text:p>
        </text:list-item>
      </text:list>
      <text:p text:style-name="P29"><text:span text:style-name="T10"/></text:p>
      <text:p text:style-name="P29"><text:span text:style-name="T10"><text:tab/>Solange Y nicht 1 ist soll von Y eins abgezogen werden und dann mit dem vorherigen F <text:tab/>multipliziert werden</text:span></text:p>
      <text:p text:style-name="P29"><text:span text:style-name="T10"/></text:p>
      <text:list xml:id="list230138665338698" text:continue-numbering="true" text:style-name="L3">
        <text:list-header>
          <text:p text:style-name="P25"><text:span text:style-name="T13">Sobald Y genau 1 ist, soll das Programm F ausgeben und dann beendet werden</text:span></text:p>
        </text:list-header>
      </text:list>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33"><text:span text:style-name="T13"/></text:p>
      <text:p text:style-name="P30"><text:span text:style-name="T22"/></text:p>
      <text:p text:style-name="P31"><text:span text:style-name="T22">A</text:span><text:span text:style-name="T21">utor und Copyright: Christopher Driebe – github: DerToph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JetBrains Mono1" svg:font-family="'JetBrains Mono'"/>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10pt" officeooo:rsid="0027c86b" officeooo:paragraph-rsid="0027c86b"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ite <text:page-number text:select-page="current">5</text:page-number><text:s/>von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7T21:00:50.487046066</meta:creation-date>
    <dc:date>2020-10-27T23:00:45.817414299</dc:date>
    <meta:editing-duration>PT12M36S</meta:editing-duration>
    <meta:editing-cycles>2</meta:editing-cycles>
    <meta:generator>LibreOffice/7.0.1.2$Linux_X86_64 LibreOffice_project/00$Build-2</meta:generator>
    <meta:document-statistic meta:table-count="2" meta:image-count="0" meta:object-count="0" meta:page-count="5" meta:paragraph-count="46" meta:word-count="515" meta:character-count="3139" meta:non-whitespace-character-count="2579"/>
  </office:meta>
</office:document-meta>
</file>